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236in" fo:margin-left="-0.0785in" fo:margin-top="0in" fo:margin-bottom="0in" table:align="left" style:writing-mode="lr-tb"/>
    </style:style>
    <style:style style:name="Table1.A" style:family="table-column">
      <style:table-column-properties style:column-width="4.5604in"/>
    </style:style>
    <style:style style:name="Table1.B" style:family="table-column">
      <style:table-column-properties style:column-width="1.863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1.A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P1" style:family="paragraph" style:parent-style-name="Text_20_body">
      <style:paragraph-properties fo:text-align="start" style:justify-single-word="false"/>
      <style:text-properties style:font-name="Open Sans" fo:font-style="italic" fo:font-weight="normal" officeooo:rsid="001d934b" officeooo:paragraph-rsid="001d934b" style:font-style-asian="italic" style:font-weight-asian="normal" style:font-style-complex="italic" style:font-weight-complex="normal"/>
    </style:style>
    <style:style style:name="P2" style:family="paragraph" style:parent-style-name="Text_20_body">
      <style:paragraph-properties fo:text-align="start" style:justify-single-word="false"/>
      <style:text-properties officeooo:paragraph-rsid="0019cd0a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Open Sans" fo:font-weight="bold" officeooo:paragraph-rsid="0019cd0a" style:font-weight-asian="bold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Droid Sans Mono"/>
    </style:style>
    <style:style style:name="P5" style:family="paragraph" style:parent-style-name="Standard">
      <style:text-properties style:font-name="Open Sans" fo:font-size="12pt" officeooo:paragraph-rsid="00285695" style:font-size-asian="12pt" style:font-size-complex="12pt"/>
    </style:style>
    <style:style style:name="P6" style:family="paragraph" style:parent-style-name="Standard">
      <style:text-properties style:font-name="Open Sans" fo:font-size="12pt" officeooo:paragraph-rsid="002b1475" style:font-size-asian="12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Open Sans" officeooo:paragraph-rsid="001fdbd4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Droid Sans Mono" officeooo:rsid="00303aa1" officeooo:paragraph-rsid="00303aa1"/>
    </style:style>
    <style:style style:name="P9" style:family="paragraph" style:parent-style-name="Text_20_body" style:list-style-name="L2">
      <style:paragraph-properties fo:text-align="start" style:justify-single-word="false"/>
      <style:text-properties style:font-name="Open Sans" officeooo:rsid="002d003c" officeooo:paragraph-rsid="002d003c"/>
    </style:style>
    <style:style style:name="P10" style:family="paragraph" style:parent-style-name="Title" style:master-page-name="Standard">
      <style:paragraph-properties fo:text-align="start" style:justify-single-word="false" style:page-number="auto"/>
      <style:text-properties style:font-name="Open Sans" fo:font-weight="bold" officeooo:rsid="00285695" officeooo:paragraph-rsid="00285695" style:font-weight-asian="bold" style:font-weight-complex="bold"/>
    </style:style>
    <style:style style:name="P11" style:family="paragraph" style:parent-style-name="Heading_20_1">
      <style:paragraph-properties fo:text-align="start" style:justify-single-word="false"/>
      <style:text-properties style:font-name="Open Sans" officeooo:paragraph-rsid="0019cd0a"/>
    </style:style>
    <style:style style:name="P12" style:family="paragraph" style:parent-style-name="Heading_20_1">
      <style:paragraph-properties fo:text-align="start" style:justify-single-word="false"/>
      <style:text-properties style:font-name="Open Sans" officeooo:rsid="002d003c" officeooo:paragraph-rsid="002d003c"/>
    </style:style>
    <style:style style:name="P13" style:family="paragraph" style:parent-style-name="Heading_20_2">
      <style:paragraph-properties fo:text-align="start" style:justify-single-word="false"/>
      <style:text-properties style:font-name="Open Sans" officeooo:paragraph-rsid="0019cd0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dbd4" style:font-weight-asian="bold" style:font-weight-complex="bold"/>
    </style:style>
    <style:style style:name="T3" style:family="text">
      <style:text-properties fo:font-weight="bold" officeooo:rsid="002638ee" style:font-weight-asian="bold" style:font-weight-complex="bold"/>
    </style:style>
    <style:style style:name="T4" style:family="text">
      <style:text-properties officeooo:rsid="001fdbd4"/>
    </style:style>
    <style:style style:name="T5" style:family="text">
      <style:text-properties fo:font-weight="normal" officeooo:rsid="002b1475" style:font-weight-asian="normal" style:font-weight-complex="normal"/>
    </style:style>
    <style:style style:name="T6" style:family="text">
      <style:text-properties style:font-name="Open Sans"/>
    </style:style>
    <style:style style:name="T7" style:family="text">
      <style:text-properties style:font-name="Open Sans" officeooo:rsid="002638ee"/>
    </style:style>
    <style:style style:name="T8" style:family="text">
      <style:text-properties style:font-name="Open Sans" officeooo:rsid="00285695"/>
    </style:style>
    <style:style style:name="T9" style:family="text">
      <style:text-properties style:font-name="Open Sans" officeooo:rsid="002b1475"/>
    </style:style>
    <style:style style:name="T10" style:family="text">
      <style:text-properties officeooo:rsid="002638ee"/>
    </style:style>
    <style:style style:name="T11" style:family="text">
      <style:text-properties officeooo:rsid="00285695"/>
    </style:style>
    <style:style style:name="T12" style:family="text">
      <style:text-properties officeooo:rsid="002b1475"/>
    </style:style>
    <style:style style:name="T13" style:family="text">
      <style:text-properties officeooo:rsid="00303aa1"/>
    </style:style>
    <style:style style:name="T14" style:family="text">
      <style:text-properties officeooo:rsid="003115da"/>
    </style:style>
    <style:style style:name="T15" style:family="text">
      <style:text-properties officeooo:rsid="0032529c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aximum Contiguous Sum of <text:span text:style-name="T12">Circular </text:span>Subsequence</text:p>
      <text:p text:style-name="P1">Time limit: 1 sec</text:p>
      <text:p text:style-name="P1"><text:tab/><text:span text:style-name="T12">THIS IS DIFFERENT FROM THE ORIGINAL MCS PROBLEM IN THE EXERCISE</text:span></text:p>
      <text:p text:style-name="P6"><text:tab/>Given a sequence<draw:frame draw:style-name="fr1" draw:name="1" text:anchor-type="as-char" svg:width="1.3646in" svg:height="0.2091in" draw:z-index="1"><draw:object xlink:href="./Object 3" xlink:type="simple" xlink:show="embed" xlink:actuate="onLoad"/><draw:image xlink:href="./ObjectReplacements/Object 3" xlink:type="simple" xlink:show="embed" xlink:actuate="onLoad"/></draw:frame>, a <text:span text:style-name="T12">circular </text:span>subsequence of <text:span text:style-name="T1">A</text:span> is a non-empty set of <text:span text:style-name="T12">adjacent</text:span> members of <text:span text:style-name="T1">A </text:span><text:span text:style-name="T5">where</text:span><text:span text:style-name="T5"><draw:frame draw:style-name="fr2" draw:name="Object3" text:anchor-type="as-char" svg:y="-0.1484in" svg:width="0.2193in" svg:height="0.2098in" draw:z-index="2"><draw:object xlink:href="./Object 4" xlink:type="simple" xlink:show="embed" xlink:actuate="onLoad"/><draw:image xlink:href="./ObjectReplacements/Object 4" xlink:type="simple" xlink:show="embed" xlink:actuate="onLoad"/></draw:frame></text:span><text:span text:style-name="T5">is considered to be adjacent to</text:span><text:span text:style-name="T5"><draw:frame draw:style-name="fr2" draw:name="Object4" text:anchor-type="as-char" svg:y="-0.1484in" svg:width="0.2181in" svg:height="0.2098in" draw:z-index="3"><draw:object xlink:href="./Object 5" xlink:type="simple" xlink:show="embed" xlink:actuate="onLoad"/><draw:image xlink:href="./ObjectReplacements/Object 5" xlink:type="simple" xlink:show="embed" xlink:actuate="onLoad"/></draw:frame></text:span>. <text:span text:style-name="T12">For example, where n = 8, </text:span><text:span text:style-name="T12"><draw:frame draw:style-name="fr2" draw:name="Object6" text:anchor-type="as-char" svg:y="-0.1484in" svg:width="0.898in" svg:height="0.2098in" draw:z-index="4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2">is a circular subsequence. Please note that a normal subsequence is also a circular subsequence as well. Hence, </text:span><text:span text:style-name="T12"><draw:frame draw:style-name="fr2" draw:name="Object7" text:anchor-type="as-char" svg:y="-0.1484in" svg:width="0.7201in" svg:height="0.2098in" draw:z-index="5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2">, </text:span><text:span text:style-name="T12"><draw:frame draw:style-name="fr2" draw:name="Object8" text:anchor-type="as-char" svg:y="-0.1484in" svg:width="0.7189in" svg:height="0.2098in" draw:z-index="6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2">and </text:span><text:span text:style-name="T12"><draw:frame draw:style-name="fr2" draw:name="Object9" text:anchor-type="as-char" svg:y="-0.1484in" svg:width="0.5366in" svg:height="0.2098in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2">are all circular subsequences while </text:span><text:span text:style-name="T12"><draw:frame draw:style-name="fr2" draw:name="Object10" text:anchor-type="as-char" svg:y="-0.1484in" svg:width="0.7181in" svg:height="0.2098in" draw:z-index="8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2">, </text:span><text:span text:style-name="T12"><draw:frame draw:style-name="fr2" draw:name="Object11" text:anchor-type="as-char" svg:y="-0.1484in" svg:width="0.7181in" svg:height="0.2098in" draw:z-index="9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2">are not. </text:span></text:p>
      <text:p text:style-name="P6"/>
      <text:p text:style-name="P5"><text:span text:style-name="T11"><text:tab/>We would like to find </text:span>a <text:span text:style-name="T12">circular </text:span>subsequence of <text:span text:style-name="T1">A</text:span> such that the summation of <text:span text:style-name="T11">the </text:span>elements of th<text:span text:style-name="T11">at</text:span> subsequence is maximal. </text:p>
      <text:h text:style-name="P11" text:outline-level="1">Input</text:h>
      <text:list xml:id="list8146911600312879606" text:style-name="L1">
        <text:list-item>
          <text:p text:style-name="P7">The first line of input contains <text:span text:style-name="T10">one</text:span> integers <text:span text:style-name="T2">N </text:span><text:span text:style-name="T10">indicating the size of the sequence </text:span><text:span text:style-name="T3">A</text:span><text:span text:style-name="T10">. </text:span></text:p>
        </text:list-item>
        <text:list-item>
          <text:p text:style-name="P7"><text:span text:style-name="T4">The second line contains </text:span><text:span text:style-name="T2">N</text:span><text:span text:style-name="T4"> integer a[i] </text:span><text:span text:style-name="T4"><draw:frame draw:style-name="fr2" draw:name="Object2" text:anchor-type="as-char" svg:y="-0.1839in" svg:width="1.4689in" svg:height="0.2366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">that indicates the elements of the sequence.</text:span></text:p>
        </text:list-item>
      </text:list>
      <text:h text:style-name="P12" text:outline-level="1">Input</text:h>
      <text:list xml:id="list3475872858245574556" text:style-name="L2">
        <text:list-item>
          <text:p text:style-name="P9">For 20% of the <text:span text:style-name="T14">test-cases</text:span>, 1 &lt;= <text:span text:style-name="T1">N</text:span> &lt;= 100</text:p>
        </text:list-item>
        <text:list-item>
          <text:p text:style-name="P9">For 50% of the test-cases, 1 &lt;= <text:span text:style-name="T1">N</text:span> &lt;= <text:span text:style-name="T15">1</text:span>5,000</text:p>
        </text:list-item>
        <text:list-item>
          <text:p text:style-name="P9">For 100% of the test-cases, 1 &lt;= <text:span text:style-name="T1">N</text:span> &lt;= 100,000</text:p>
        </text:list-item>
      </text:list>
      <text:h text:style-name="P11" text:outline-level="1">Output</text:h>
      <text:p text:style-name="P2"><text:span text:style-name="T6"><text:tab/></text:span><text:span text:style-name="T7">The only line of the output </text:span><text:span text:style-name="T8">must contain </text:span><text:span text:style-name="T7">the </text:span><text:span text:style-name="T8">summation of the maximal </text:span><text:span text:style-name="T9">contiguous circular </text:span><text:span text:style-name="T8">subsequence.</text:span></text:p>
      <text:h text:style-name="P11" text:outline-level="1">Example 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nput</text:p>
          </table:table-cell>
          <table:table-cell table:style-name="Table1.A1" office:value-type="string">
            <text:p text:style-name="P3">Output</text:p>
          </table:table-cell>
        </table:table-row>
        <table:table-row table:style-name="Table1.1">
          <table:table-cell table:style-name="Table1.A1" office:value-type="string">
            <text:p text:style-name="P8">4</text:p>
            <text:p text:style-name="P8">1 -2 -3 1</text:p>
          </table:table-cell>
          <table:table-cell table:style-name="Table1.A1" office:value-type="string">
            <text:p text:style-name="P8">2</text:p>
          </table:table-cell>
        </table:table-row>
        <table:table-row table:style-name="Table1.1">
          <table:table-cell table:style-name="Table1.A3" office:value-type="string">
            <text:p text:style-name="P4">15</text:p>
            <text:p text:style-name="P4">1 2 -1 5 3 -8 -2 4 3 -4 -5 7 -1 -2 4</text:p>
          </table:table-cell>
          <table:table-cell table:style-name="Table1.A3" office:value-type="string">
            <text:p text:style-name="P4">1<text:span text:style-name="T13">8</text:span></text:p>
          </table:table-cell>
        </table:table-row>
        <table:table-row table:style-name="Table1.1">
          <table:table-cell table:style-name="Table1.A3" office:value-type="string">
            <text:p text:style-name="P4">8</text:p>
            <text:p text:style-name="P4">-1 -2 -2 -2 -2 -2 -2 -1</text:p>
          </table:table-cell>
          <table:table-cell table:style-name="Table1.A3" office:value-type="string">
            <text:p text:style-name="P4">-1</text:p>
          </table:table-cell>
        </table:table-row>
      </table:table>
      <text:h text:style-name="P13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/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.0$Linux_X86_64 LibreOffice_project/430m0$Build-2</meta:generator>
    <dc:date>2014-10-05T21:08:25.523887517</dc:date>
    <meta:editing-duration>PT1H45M11S</meta:editing-duration>
    <meta:editing-cycles>20</meta:editing-cycles>
    <meta:document-statistic meta:table-count="1" meta:image-count="0" meta:object-count="10" meta:page-count="1" meta:paragraph-count="26" meta:word-count="220" meta:character-count="1089" meta:non-whitespace-character-count="892"/>
  </office:meta>
</office:document-meta>
</file>

<file path=Object 1/content.xml><?xml version="1.0" encoding="utf-8"?>
<math xmlns="http://www.w3.org/1998/Math/MathML" display="block">
  <semantics>
    <mrow>
      <mo fence="true" stretchy="true">(</mo>
      <mrow>
        <mrow>
          <mrow>
            <mrow>
              <mo stretchy="false">−</mo>
              <mn>1</mn>
            </mrow>
            <mo stretchy="false">×</mo>
            <msup>
              <mn>10</mn>
              <mn>3</mn>
            </msup>
          </mrow>
          <mi>≤</mi>
          <mi>a</mi>
          <mrow>
            <mo fence="true" stretchy="false">[</mo>
            <mrow>
              <mi>i</mi>
            </mrow>
            <mo fence="true" stretchy="false">]</mo>
          </mrow>
          <mi>≤</mi>
          <msup>
            <mn>10</mn>
            <mn>3</mn>
          </msup>
        </mrow>
      </mrow>
      <mo fence="true" stretchy="true">)</mo>
    </mrow>
    <annotation encoding="StarMath 5.0">left (-1 times 10^3≤a[i]≤10^3 right )</annotation>
  </semantics>
</math>
</file>

<file path=Object 10/content.xml><?xml version="1.0" encoding="utf-8"?>
<math xmlns="http://www.w3.org/1998/Math/MathML" display="block">
  <semantics>
    <mrow>
      <mo fence="true" stretchy="false">⟨</mo>
      <mrow>
        <mrow>
          <msub>
            <mi>a</mi>
            <mn>8,</mn>
          </msub>
          <msub>
            <mi>a</mi>
            <mn>1</mn>
          </msub>
        </mrow>
      </mrow>
      <mo fence="true" stretchy="false">⟩</mo>
    </mrow>
    <annotation encoding="StarMath 5.0">langle  a_8, a_1 rangle</annotation>
  </semantics>
</math>
</file>

<file path=Object 11/content.xml><?xml version="1.0" encoding="utf-8"?>
<math xmlns="http://www.w3.org/1998/Math/MathML" display="block">
  <semantics>
    <mrow>
      <mo fence="true" stretchy="false">⟨</mo>
      <mrow>
        <mrow>
          <msub>
            <mi>a</mi>
            <mn>1,</mn>
          </msub>
          <msub>
            <mi>a</mi>
            <mn>3,</mn>
          </msub>
          <msub>
            <mi>a</mi>
            <mn>5</mn>
          </msub>
        </mrow>
      </mrow>
      <mo fence="true" stretchy="false">⟩</mo>
    </mrow>
    <annotation encoding="StarMath 5.0">langle  a_1, a_3, a_5 rangle</annotation>
  </semantics>
</math>
</file>

<file path=Object 12/content.xml><?xml version="1.0" encoding="utf-8"?>
<math xmlns="http://www.w3.org/1998/Math/MathML" display="block">
  <semantics>
    <mrow>
      <mo fence="true" stretchy="false">⟨</mo>
      <mrow>
        <mrow>
          <msub>
            <mi>a</mi>
            <mn>7,</mn>
          </msub>
          <msub>
            <mi>a</mi>
            <mn>8,</mn>
          </msub>
          <msub>
            <mi>a</mi>
            <mn>2</mn>
          </msub>
        </mrow>
      </mrow>
      <mo fence="true" stretchy="false">⟩</mo>
    </mrow>
    <annotation encoding="StarMath 5.0">langle  a_7, a_8, a_2 rangle</annotation>
  </semantics>
</math>
</file>

<file path=Object 3/content.xml><?xml version="1.0" encoding="utf-8"?>
<math xmlns="http://www.w3.org/1998/Math/MathML" display="block">
  <semantics>
    <mrow>
      <mrow>
        <mi>A</mi>
        <mo stretchy="false">=</mo>
        <msub>
          <mi>a</mi>
          <mn>1</mn>
        </msub>
      </mrow>
      <mi>,</mi>
      <msub>
        <mi>a</mi>
        <mn>2</mn>
      </msub>
      <mi>,</mi>
      <msub>
        <mi>a</mi>
        <mn>3</mn>
      </msub>
      <mi>,</mi>
      <mi>…</mi>
      <mi>,</mi>
      <msub>
        <mi>a</mi>
        <mi>n</mi>
      </msub>
    </mrow>
    <annotation encoding="StarMath 5.0"> A= {a} rsub {1} , {a} rsub {2} , {a} rsub {3} ,…, {a} rsub {n}</annotation>
  </semantics>
</math>
</file>

<file path=Object 4/content.xml><?xml version="1.0" encoding="utf-8"?>
<math xmlns="http://www.w3.org/1998/Math/MathML" display="block">
  <semantics>
    <msub>
      <mi>a</mi>
      <mi>n</mi>
    </msub>
    <annotation encoding="StarMath 5.0">a_n</annotation>
  </semantics>
</math>
</file>

<file path=Object 5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7/content.xml><?xml version="1.0" encoding="utf-8"?>
<math xmlns="http://www.w3.org/1998/Math/MathML" display="block">
  <semantics>
    <mrow>
      <mo fence="true" stretchy="false">⟨</mo>
      <mrow>
        <mrow>
          <msub>
            <mi>a</mi>
            <mn>7,</mn>
          </msub>
          <msub>
            <mi>a</mi>
            <mn>8,</mn>
          </msub>
          <msub>
            <mi>a</mi>
            <mn>1,</mn>
          </msub>
          <msub>
            <mi>a</mi>
            <mn>2</mn>
          </msub>
        </mrow>
      </mrow>
      <mo fence="true" stretchy="false">⟩</mo>
    </mrow>
    <annotation encoding="StarMath 5.0">langle  a_7, a_8, a_1, a_2 rangle</annotation>
  </semantics>
</math>
</file>

<file path=Object 8/content.xml><?xml version="1.0" encoding="utf-8"?>
<math xmlns="http://www.w3.org/1998/Math/MathML" display="block">
  <semantics>
    <mrow>
      <mo fence="true" stretchy="false">⟨</mo>
      <mrow>
        <mrow>
          <msub>
            <mi>a</mi>
            <mn>3,</mn>
          </msub>
          <msub>
            <mi>a</mi>
            <mn>4,</mn>
          </msub>
          <msub>
            <mi>a</mi>
            <mn>5</mn>
          </msub>
        </mrow>
      </mrow>
      <mo fence="true" stretchy="false">⟩</mo>
    </mrow>
    <annotation encoding="StarMath 5.0">langle  a_3, a_4, a_5 rangle</annotation>
  </semantics>
</math>
</file>

<file path=Object 9/content.xml><?xml version="1.0" encoding="utf-8"?>
<math xmlns="http://www.w3.org/1998/Math/MathML" display="block">
  <semantics>
    <mrow>
      <mo fence="true" stretchy="false">⟨</mo>
      <mrow>
        <mrow>
          <msub>
            <mi>a</mi>
            <mn>6,</mn>
          </msub>
          <msub>
            <mi>a</mi>
            <mn>7,</mn>
          </msub>
          <msub>
            <mi>a</mi>
            <mn>8</mn>
          </msub>
        </mrow>
      </mrow>
      <mo fence="true" stretchy="false">⟩</mo>
    </mrow>
    <annotation encoding="StarMath 5.0">langle  a_6, a_7, a_8 rangle</annotation>
  </semantics>
</math>
</file>